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 style:list-style-name=""/>
    <style:style style:name="P2" style:family="paragraph" style:parent-style-name="Heading_20_2">
      <style:paragraph-properties fo:break-before="page"/>
    </style:style>
    <style:style style:name="P3" style:family="paragraph" style:parent-style-name="Heading_20_1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4.</text:h>
      <text:h text:style-name="Heading_20_2" text:outline-level="2">Függvények, görbék, felületek leírása és számítógépes ábrázolása.</text:h>
      <text:h text:style-name="P1" text:outline-level="2"/>
      <text:h text:style-name="P2" text:outline-level="2">Problémák reprezentálása állapottéren. A megoldás keresése visszalépéssel. Szisztematikus és heurisztikus gráfkereső eljárások: a szélességi, a mélységi és az A algoritmusok. Kétszemélyes játékok és reprezentálásuk. A nyerő stratégia. Lépésajánló algoritmusok.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08:05:10.108688021</meta:creation-date>
    <dc:date>2020-02-19T08:08:00.256010516</dc:date>
    <meta:editing-duration>PT2M54S</meta:editing-duration>
    <meta:editing-cycles>1</meta:editing-cycles>
    <meta:document-statistic meta:table-count="0" meta:image-count="0" meta:object-count="0" meta:page-count="2" meta:paragraph-count="3" meta:word-count="37" meta:character-count="327" meta:non-whitespace-character-count="293"/>
    <meta:generator>LibreOffice/6.0.7.3$Linux_X86_64 LibreOffice_project/00m0$Build-3</meta:generator>
  </office:meta>
</office:document-meta>
</file>